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efc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0ffa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2c7a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3d35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5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6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7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29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2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ORDER BY, <text:span text:style-name="Strong_20_Emphasis"><text:span text:style-name="T33">❌</text:span></text:span>ASC, <text:span text:style-name="Strong_20_Emphasis"><text:span text:style-name="T18">✅</text:span></text:span>DESC</text:p>
            </text:list-item>
            <text:list-item>
              <text:p text:style-name="P34"><text:span text:style-name="Strong_20_Emphasis"><text:span text:style-name="T18">✅ </text:span></text:span><text:span text:style-name="Strong_20_Emphasis"><text:span text:style-name="T17">| </text:span></text:span>TOP, PERCENT, WITH TIES</text:p>
            </text:list-item>
            <text:list-item>
              <text:p text:style-name="P28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ROW_NUMBER(), <text:span text:style-name="Strong_20_Emphasis"><text:span text:style-name="T18">✅</text:span></text:span>OVER, <text:span text:style-name="Strong_20_Emphasis"><text:span text:style-name="T18">✅</text:span></text:span>PARTITION BY</text:p>
            </text:list-item>
            <text:list-item>
              <text:p text:style-name="P30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35"><text:span text:style-name="Strong_20_Emphasis"><text:span text:style-name="T18">✅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2">Скріншот діаграми бази даних із середовища <text:span text:style-name="T22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3799453858" text:style-name="L3">
        <text:list-item>
          <text:p text:style-name="P36">Заняття(з предмету) — проводиться:</text:p>
          <text:list>
            <text:list-item>
              <text:p text:style-name="P36">щотижня, або тільки по чисельникам/знаменникам;</text:p>
            </text:list-item>
            <text:list-item>
              <text:p text:style-name="P37">у день тижня</text:p>
            </text:list-item>
            <text:list-item>
              <text:p text:style-name="P37">для групи, <text:span text:style-name="T24">підгрупи</text:span></text:p>
            </text:list-item>
            <text:list-item>
              <text:p text:style-name="P38">у час</text:p>
            </text:list-item>
            <text:list-item>
              <text:p text:style-name="P39">викладачем</text:p>
            </text:list-item>
            <text:list-item>
              <text:p text:style-name="P39">в аудиторії</text:p>
            </text:list-item>
          </text:list>
        </text:list-item>
        <text:list-item>
          <text:p text:style-name="P36">Предмет</text:p>
        </text:list-item>
        <text:list-item>
          <text:p text:style-name="P36">Викладач</text:p>
        </text:list-item>
        <text:list-item>
          <text:p text:style-name="P36">Студент — <text:span text:style-name="T23">належить до групи та підгрупи</text:span></text:p>
        </text:list-item>
        <text:list-item>
          <text:p text:style-name="P36">Аудиторія</text:p>
        </text:list-item>
        <text:list-item>
          <text:p text:style-name="P36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40">Room(аудиторія)</text:p>
          <text:list>
            <text:list-item>
              <text:p text:style-name="P41">id INT PK</text:p>
            </text:list-item>
          </text:list>
        </text:list-item>
        <text:list-item>
          <text:p text:style-name="P42">Teacher(викладач)</text:p>
          <text:list>
            <text:list-item>
              <text:p text:style-name="P43">Id <text:span text:style-name="T27">INT </text:span>IDENTITY<text:span text:style-name="T29">(1, 1)</text:span> <text:span text:style-name="T26">PK</text:span></text:p>
            </text:list-item>
            <text:list-item>
              <text:p text:style-name="P44">FirstName TEXT NOT NULL</text:p>
            </text:list-item>
            <text:list-item>
              <text:p text:style-name="P44">LastName TEXT NOT NULL</text:p>
            </text:list-item>
          </text:list>
        </text:list-item>
        <text:list-item>
          <text:p text:style-name="P45">Group</text:p>
          <text:list>
            <text:list-item>
              <text:p text:style-name="P45">Id INT PK</text:p>
            </text:list-item>
            <text:list-item>
              <text:p text:style-name="P46">Name TEXT NOT NULL</text:p>
            </text:list-item>
            <text:list-item>
              <text:p text:style-name="P47">CuratorId INT NOT NULL FK(Teacher.Id)</text:p>
            </text:list-item>
          </text:list>
        </text:list-item>
        <text:list-item>
          <text:p text:style-name="P48">Class</text:p>
          <text:list>
            <text:list-item>
              <text:p text:style-name="P48">Id INT IDENTITY(1, 1) PK</text:p>
            </text:list-item>
            <text:list-item>
              <text:p text:style-name="P48">Name TEXT NOT NULL</text:p>
            </text:list-item>
          </text:list>
        </text:list-item>
        <text:list-item>
          <text:p text:style-name="P49">ClassType<text:span text:style-name="T28">(тип заняття)</text:span></text:p>
          <text:list>
            <text:list-item>
              <text:p text:style-name="P50">Id INT IDENTITY(1, 1) PK</text:p>
            </text:list-item>
            <text:list-item>
              <text:p text:style-name="P50">Name TEXT NOT NULL</text:p>
            </text:list-item>
          </text:list>
        </text:list-item>
        <text:list-item>
          <text:p text:style-name="P51">Schedule(розклад/заняття)</text:p>
          <text:list>
            <text:list-item>
              <text:p text:style-name="P52">Day SMALLINT NOT NULL BETWEEN 0 AND 6</text:p>
            </text:list-item>
            <text:list-item>
              <text:p text:style-name="P53">Time TIME NOT NULL</text:p>
            </text:list-item>
            <text:list-item>
              <text:p text:style-name="P54">IsOddWeek BIT</text:p>
            </text:list-item>
            <text:list-item>
              <text:p text:style-name="P54">ClassTypeId INT NOT NULL FK(ClassType.Id)</text:p>
            </text:list-item>
            <text:list-item>
              <text:p text:style-name="P54">ClassId INT NOT NULL FK(Class.Id)</text:p>
            </text:list-item>
            <text:list-item>
              <text:p text:style-name="P54">GroupId INT NOT NULL FK(Group.Id)</text:p>
            </text:list-item>
            <text:list-item>
              <text:p text:style-name="P54">Subgroup INT NOT NULL</text:p>
            </text:list-item>
            <text:list-item>
              <text:p text:style-name="P54">TeacherId INT NOT NULL <text:span text:style-name="T30">FK(Teacher.Id)</text:span></text:p>
            </text:list-item>
            <text:list-item>
              <text:p text:style-name="P55">RoomId INT NOT NULL FK(Room.Id)</text:p>
            </text:list-item>
          </text:list>
        </text:list-item>
        <text:list-item>
          <text:p text:style-name="P56">Student</text:p>
          <text:list>
            <text:list-item>
              <text:p text:style-name="P56">Id INT IDENTITY(1, 1) <text:span text:style-name="T32">PK</text:span></text:p>
            </text:list-item>
            <text:list-item>
              <text:p text:style-name="P56">FirstName TEXT NOT NULL</text:p>
            </text:list-item>
            <text:list-item>
              <text:p text:style-name="P56"><text:span text:style-name="T31">L</text:span>astName TEXT NOT NULL</text:p>
            </text:list-item>
            <text:list-item>
              <text:p text:style-name="P56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3:28:14.568339352</dc:date>
    <meta:editing-duration>PT11H59M34S</meta:editing-duration>
    <meta:editing-cycles>237</meta:editing-cycles>
    <meta:generator>LibreOffice/7.2.6.2$Linux_X86_64 LibreOffice_project/20$Build-2</meta:generator>
    <meta:document-statistic meta:table-count="0" meta:image-count="1" meta:object-count="1" meta:page-count="4" meta:paragraph-count="79" meta:word-count="386" meta:character-count="2165" meta:non-whitespace-character-count="1902"/>
  </office:meta>
</office:document-meta>
</file>